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</text:p>
      <text:p text:style-name="Standard"/>
      <text:p text:style-name="Standard">We are Team 3, here to present Task 2 of the Contact List project.</text:p>
      <text:p text:style-name="Standard"/>
      <text:p text:style-name="Standard">I am Kushlani Jayasinha and I will be presnting what is expected from the project and what it would look like for the end user.</text:p>
      <text:p text:style-name="Standard"/>
      <text:p text:style-name="Standard">This is Shu Lo and Namjun Kim, who will present how it will be implemented.</text:p>
      <text:p text:style-name="Standard"/>
      <text:p text:style-name="Standard">What is expected:</text:p>
      <text:p text:style-name="Standard"/>
      <text:p text:style-name="Standard">Use cases.</text:p>
      <text:p text:style-name="Standard"/>
      <text:p text:style-name="Standard">My UI.</text:p>
      <text:p text:style-name="Standard"/>
      <text:p text:style-name="Standard">One menu run at a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7T08:59:25.23</meta:creation-date>
    <meta:document-statistic meta:table-count="0" meta:image-count="0" meta:object-count="0" meta:page-count="1" meta:paragraph-count="8" meta:word-count="68" meta:character-count="326"/>
    <dc:date>2016-03-07T10:15:07.99</dc:date>
    <dc:creator>Kuxhlani Jayasinya</dc:creator>
    <meta:editing-duration>PT1H32S</meta:editing-duration>
    <meta:editing-cycles>1</meta:editing-cycles>
    <meta:generator>OpenOffice/4.0.1$Win32 OpenOffice.org_project/401m5$Build-9714</meta:generator>
  </office:meta>
</office:document-meta>
</file>